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49cm" fo:border-left="none" fo:border-right="none" fo:border-top="1pt solid #000000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References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Nos références :</text:span> <text:text-input text:description="">self.getReference()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uthier Bastien</meta:initial-creator>
    <meta:creation-date>2011-01-19T15:09:06</meta:creation-date>
    <dc:date>2020-04-03T12:04:09.970327282</dc:date>
    <meta:editing-duration>PT2H8M10S</meta:editing-duration>
    <meta:editing-cycles>12</meta:editing-cycles>
    <meta:generator>LibreOffice/6.3.5.2$Linux_X86_64 LibreOffice_project/30$Build-2</meta:generator>
    <meta:document-statistic meta:table-count="1" meta:image-count="0" meta:object-count="0" meta:page-count="1" meta:paragraph-count="1" meta:word-count="6" meta:character-count="38" meta:non-whitespace-character-count="35"/>
  </office:meta>
</office:document-meta>
</file>